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35.15mm"/>
    </style:style>
    <style:style style:name="co4" style:family="table-column">
      <style:table-column-properties fo:break-before="auto" style:column-width="22.38mm"/>
    </style:style>
    <style:style style:name="co7" style:family="table-column">
      <style:table-column-properties fo:break-before="auto" style:column-width="19.61mm"/>
    </style:style>
    <style:style style:name="co8" style:family="table-column">
      <style:table-column-properties fo:break-before="auto" style:column-width="18.52mm"/>
    </style:style>
    <style:style style:name="ro2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5.52mm" fo:break-before="auto" style:use-optimal-row-height="false"/>
    </style:style>
    <style:style style:name="ro5" style:family="table-row">
      <style:table-row-properties style:row-height="18.15mm" fo:break-before="auto" style:use-optimal-row-height="false"/>
    </style:style>
    <style:style style:name="ro6" style:family="table-row">
      <style:table-row-properties style:row-height="17.89mm" fo:break-before="auto" style:use-optimal-row-height="false"/>
    </style:style>
    <style:style style:name="ro7" style:family="table-row">
      <style:table-row-properties style:row-height="18.42mm" fo:break-before="auto" style:use-optimal-row-height="false"/>
    </style:style>
    <style:style style:name="ro8" style:family="table-row">
      <style:table-row-properties style:row-height="27.64mm" fo:break-before="page" style:use-optimal-row-height="false"/>
    </style:style>
    <style:style style:name="ro9" style:family="table-row">
      <style:table-row-properties style:row-height="15.26mm" fo:break-before="page" style:use-optimal-row-height="false"/>
    </style:style>
    <style:style style:name="ro11" style:family="table-row">
      <style:table-row-properties style:row-height="17.18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36">
      <style:table-cell-properties style:text-align-source="fix" style:repeat-content="false" fo:border="none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solid #000000" fo:border-left="1.5pt solid #000000" fo:border-right="0.99pt solid #000000" fo:border-top="0.99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99pt solid #000000" fo:border-left="1.5pt solid #000000" fo:border-right="0.99pt solid #000000" fo:border-top="0.99pt solid #000000"/>
      <style:text-properties fo:font-size="12pt" style:font-size-asian="12pt" style:font-size-complex="12pt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0.06pt solid #000000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solid #000000" fo:border-left="0.99pt solid #000000" fo:border-right="1.5pt solid #000000" fo:border-top="0.99pt solid #000000"/>
      <style:text-properties fo:font-size="12pt" style:font-size-asian="12pt" style:font-size-complex="12pt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6">
      <style:table-cell-properties style:text-align-source="fix" style:repeat-content="false" fo:border="none" style:vertical-align="botto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airsrr2" table:style-name="ta1" table:print-ranges="pairsrr2.A1:pairsrr2.G82">
        <table:table-column table:style-name="co3" table:default-cell-style-name="Default"/>
        <table:table-column table:style-name="co4" table:default-cell-style-name="ce20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ce25"/>
        <table:table-column table:style-name="co3" table:default-cell-style-name="Default"/>
        <table:table-column table:style-name="co5" table:number-columns-repeated="1017" table:default-cell-style-name="Default"/>
        <table:table-row table:style-name="ro4">
          <table:table-cell table:style-name="ce15" office:value-type="string" calcext:value-type="string">
            <text:p>Round</text:p>
          </table:table-cell>
          <table:table-cell table:style-name="ce18" table:formula="of:=[Sheet2.B1]" office:value-type="float" office:value="1" calcext:value-type="float">
            <text:p>1</text:p>
          </table:table-cell>
          <table:table-cell table:style-name="ce21" table:formula="of:=[Sheet2.C1]" office:value-type="date" office:date-value="2019-01-09" calcext:value-type="date">
            <text:p>2019-01-09</text:p>
          </table:table-cell>
          <table:table-cell table:style-name="ce24"/>
          <table:table-cell table:style-name="ce15" office:value-type="string" calcext:value-type="string">
            <text:p>Round</text:p>
          </table:table-cell>
          <table:table-cell table:style-name="ce18" table:formula="of:=[Sheet2.F1]" office:value-type="float" office:value="2" calcext:value-type="float">
            <text:p>2</text:p>
          </table:table-cell>
          <table:table-cell table:style-name="ce21" table:formula="of:=[Sheet2.G1]" office:value-type="date" office:date-value="2019-01-16" calcext:value-type="date">
            <text:p>2019-01-16</text:p>
          </table:table-cell>
          <table:table-cell table:style-name="ce26"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3];[Sheet3.$A$2:.$A$17];[Sheet3.$B$2:.$B$17])" office:value-type="string" office:string-value="Barry Nash" calcext:value-type="string">
            <text:p>Barry Nash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3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3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3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4];[Sheet3.$A$2:.$A$17];[Sheet3.$B$2:.$B$17])" office:value-type="string" office:string-value="Alex Dybenko" calcext:value-type="string">
            <text:p>Alex Dybenko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4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4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G4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5];[Sheet3.$A$2:.$A$17];[Sheet3.$B$2:.$B$17])" office:value-type="string" office:string-value="Martin Kabat" calcext:value-type="string">
            <text:p>Martin Kabat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5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5];[Sheet3.$A$2:.$A$17];[Sheet3.$B$2:.$B$17])" office:value-type="string" office:string-value="Tom Reilly" calcext:value-type="string">
            <text:p>Tom Reilly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G5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6" table:formula="of:=LOOKUP([Sheet2.A6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C6];[Sheet3.$A$2:.$A$17];[Sheet3.$B$2:.$B$17])" office:value-type="string" office:string-value="BYE2" calcext:value-type="string">
            <text:p>BYE2</text:p>
          </table:table-cell>
          <table:table-cell table:style-name="ce17"/>
          <table:table-cell table:style-name="ce16" table:formula="of:=LOOKUP([Sheet2.E6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G6];[Sheet3.$A$2:.$A$17];[Sheet3.$B$2:.$B$17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6" table:formula="of:=LOOKUP([Sheet2.A7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C7];[Sheet3.$A$2:.$A$17];[Sheet3.$B$2:.$B$17])" office:value-type="string" office:string-value="Lenny" calcext:value-type="string">
            <text:p>Lenny</text:p>
          </table:table-cell>
          <table:table-cell table:style-name="ce17"/>
          <table:table-cell table:style-name="ce16" table:formula="of:=LOOKUP([Sheet2.E7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G7];[Sheet3.$A$2:.$A$17];[Sheet3.$B$2:.$B$17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6" table:formula="of:=LOOKUP([Sheet2.A8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8];[Sheet3.$A$2:.$A$17];[Sheet3.$B$2:.$B$17])" office:value-type="string" office:string-value="Tom Reilly" calcext:value-type="string">
            <text:p>Tom Reilly</text:p>
          </table:table-cell>
          <table:table-cell table:style-name="ce17"/>
          <table:table-cell table:style-name="ce16" table:formula="of:=LOOKUP([Sheet2.E8];[Sheet3.$A$2:.$A$17];[Sheet3.$B$2:.$B$17])" office:value-type="string" office:string-value="John Reiterowski" calcext:value-type="string">
            <text:p>John Reiterowski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G8];[Sheet3.$A$2:.$A$17];[Sheet3.$B$2:.$B$17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2">
          <table:table-cell table:style-name="ce16" table:formula="of:=LOOKUP([Sheet2.A9];[Sheet3.$A$2:.$A$17];[Sheet3.$B$2:.$B$17])" office:value-type="string" office:string-value="Richard Fung" calcext:value-type="string">
            <text:p>Richard Fung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9];[Sheet3.$A$2:.$A$17];[Sheet3.$B$2:.$B$17])" office:value-type="string" office:string-value="Joe Parisi" calcext:value-type="string">
            <text:p>Joe Parisi</text:p>
          </table:table-cell>
          <table:table-cell table:style-name="ce17"/>
          <table:table-cell table:style-name="ce16" table:formula="of:=LOOKUP([Sheet2.E9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G9];[Sheet3.$A$2:.$A$17];[Sheet3.$B$2:.$B$17])" office:value-type="string" office:string-value="Martin Kabat" calcext:value-type="string">
            <text:p>Martin Kabat</text:p>
          </table:table-cell>
          <table:table-cell table:number-columns-repeated="1017"/>
        </table:table-row>
        <table:table-row table:style-name="ro2">
          <table:table-cell table:style-name="ce16" table:formula="of:=LOOKUP([Sheet2.A10];[Sheet3.$A$2:.$A$17];[Sheet3.$B$2:.$B$17])" office:value-type="string" office:string-value="Geof Bridge" calcext:value-type="string">
            <text:p>Geof Bridge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C10];[Sheet3.$A$2:.$A$17];[Sheet3.$B$2:.$B$17])" office:value-type="string" office:string-value="Remi Gunn" calcext:value-type="string">
            <text:p>Remi Gunn</text:p>
          </table:table-cell>
          <table:table-cell table:style-name="ce17"/>
          <table:table-cell table:style-name="ce16" table:formula="of:=LOOKUP([Sheet2.E10];[Sheet3.$A$2:.$A$17];[Sheet3.$B$2:.$B$17])" office:value-type="string" office:string-value="Barry Nash" calcext:value-type="string">
            <text:p>Barry Nash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G10];[Sheet3.$A$2:.$A$17];[Sheet3.$B$2:.$B$17])" office:value-type="string" office:string-value="Alex Dybenko" calcext:value-type="string">
            <text:p>Alex Dybenko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Round</text:p>
          </table:table-cell>
          <table:table-cell table:style-name="ce18" table:formula="of:=[Sheet2.B11]" office:value-type="float" office:value="3" calcext:value-type="float">
            <text:p>3</text:p>
          </table:table-cell>
          <table:table-cell table:style-name="ce21" table:formula="of:=[Sheet2.C11]" office:value-type="date" office:date-value="2019-01-23" calcext:value-type="date">
            <text:p>2019-01-23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11]" office:value-type="float" office:value="4" calcext:value-type="float">
            <text:p>4</text:p>
          </table:table-cell>
          <table:table-cell table:style-name="ce21" table:formula="of:=[Sheet2.G11]" office:value-type="date" office:date-value="2019-01-30" calcext:value-type="date">
            <text:p>2019-01-30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13];[Sheet3.$A$2:.$A$17];[Sheet3.$B$2:.$B$17])" office:value-type="string" office:string-value="Alex Dybenko" calcext:value-type="string">
            <text:p>Alex Dybenko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13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13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13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14];[Sheet3.$A$2:.$A$17];[Sheet3.$B$2:.$B$17])" office:value-type="string" office:string-value="Martin Kabat" calcext:value-type="string">
            <text:p>Martin Kabat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C14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14];[Sheet3.$A$2:.$A$17];[Sheet3.$B$2:.$B$17])" office:value-type="string" office:string-value="Tom Reilly" calcext:value-type="string">
            <text:p>Tom Reilly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G14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15];[Sheet3.$A$2:.$A$17];[Sheet3.$B$2:.$B$17])" office:value-type="string" office:string-value="Pat Lumia" calcext:value-type="string">
            <text:p>Pat Lumia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15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15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G15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16];[Sheet3.$A$2:.$A$17];[Sheet3.$B$2:.$B$17])" office:value-type="string" office:string-value="Remi Ryel" calcext:value-type="string">
            <text:p>Remi Ryel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16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16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G16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6" table:formula="of:=LOOKUP([Sheet2.A17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17];[Sheet3.$A$2:.$A$17];[Sheet3.$B$2:.$B$17])" office:value-type="string" office:string-value="BYE2" calcext:value-type="string">
            <text:p>BYE2</text:p>
          </table:table-cell>
          <table:table-cell table:style-name="ce17"/>
          <table:table-cell table:style-name="ce16" table:formula="of:=LOOKUP([Sheet2.E17];[Sheet3.$A$2:.$A$17];[Sheet3.$B$2:.$B$17])" office:value-type="string" office:string-value="John Reiterowski" calcext:value-type="string">
            <text:p>John Reiterowski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G17];[Sheet3.$A$2:.$A$17];[Sheet3.$B$2:.$B$17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6" table:formula="of:=LOOKUP([Sheet2.A18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C18];[Sheet3.$A$2:.$A$17];[Sheet3.$B$2:.$B$17])" office:value-type="string" office:string-value="Lenny" calcext:value-type="string">
            <text:p>Lenny</text:p>
          </table:table-cell>
          <table:table-cell table:style-name="ce17"/>
          <table:table-cell table:style-name="ce16" table:formula="of:=LOOKUP([Sheet2.E18];[Sheet3.$A$2:.$A$17];[Sheet3.$B$2:.$B$17])" office:value-type="string" office:string-value="Aaron Sponagle" calcext:value-type="string">
            <text:p>Aaron Sponagle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G18];[Sheet3.$A$2:.$A$17];[Sheet3.$B$2:.$B$17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6" table:formula="of:=LOOKUP([Sheet2.A19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19];[Sheet3.$A$2:.$A$17];[Sheet3.$B$2:.$B$17])" office:value-type="string" office:string-value="Tom Reilly" calcext:value-type="string">
            <text:p>Tom Reilly</text:p>
          </table:table-cell>
          <table:table-cell table:style-name="ce17"/>
          <table:table-cell table:style-name="ce16" table:formula="of:=LOOKUP([Sheet2.E19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19];[Sheet3.$A$2:.$A$17];[Sheet3.$B$2:.$B$17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2">
          <table:table-cell table:style-name="ce16" table:formula="of:=LOOKUP([Sheet2.A20];[Sheet3.$A$2:.$A$17];[Sheet3.$B$2:.$B$17])" office:value-type="string" office:string-value="Remi Gunn" calcext:value-type="string">
            <text:p>Remi Gunn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C20];[Sheet3.$A$2:.$A$17];[Sheet3.$B$2:.$B$17])" office:value-type="string" office:string-value="Joe Parisi" calcext:value-type="string">
            <text:p>Joe Parisi</text:p>
          </table:table-cell>
          <table:table-cell table:style-name="ce17"/>
          <table:table-cell table:style-name="ce16" table:formula="of:=LOOKUP([Sheet2.E20];[Sheet3.$A$2:.$A$17];[Sheet3.$B$2:.$B$17])" office:value-type="string" office:string-value="Alex Dybenko" calcext:value-type="string">
            <text:p>Alex Dybenko</text:p>
          </table:table-cell>
          <table:table-cell table:style-name="ce19" office:value-type="string" calcext:value-type="string">
            <text:p>1-0</text:p>
          </table:table-cell>
          <table:table-cell table:style-name="ce16" table:formula="of:=LOOKUP([Sheet2.G20];[Sheet3.$A$2:.$A$17];[Sheet3.$B$2:.$B$17])" office:value-type="string" office:string-value="Martin Kabat" calcext:value-type="string">
            <text:p>Martin Kabat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Round</text:p>
          </table:table-cell>
          <table:table-cell table:style-name="ce18" table:formula="of:=[Sheet2.B21]" office:value-type="float" office:value="5" calcext:value-type="float">
            <text:p>5</text:p>
          </table:table-cell>
          <table:table-cell table:style-name="ce21" table:formula="of:=[Sheet2.C21]" office:value-type="date" office:date-value="2019-02-06" calcext:value-type="date">
            <text:p>2019-02-06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21]" office:value-type="float" office:value="6" calcext:value-type="float">
            <text:p>6</text:p>
          </table:table-cell>
          <table:table-cell table:style-name="ce21" table:formula="of:=[Sheet2.G21]" office:value-type="date" office:date-value="2019-02-13" calcext:value-type="date">
            <text:p>2019-02-13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23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C23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23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23];[Sheet3.$A$2:.$A$17];[Sheet3.$B$2:.$B$17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6" table:formula="of:=LOOKUP([Sheet2.A24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C24];[Sheet3.$A$2:.$A$17];[Sheet3.$B$2:.$B$17])" office:value-type="string" office:string-value="Alex Dybenko" calcext:value-type="string">
            <text:p>Alex Dybenko</text:p>
          </table:table-cell>
          <table:table-cell table:style-name="ce17"/>
          <table:table-cell table:style-name="ce16" table:formula="of:=LOOKUP([Sheet2.E24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G24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25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C25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25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G25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26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26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26];[Sheet3.$A$2:.$A$17];[Sheet3.$B$2:.$B$17])" office:value-type="string" office:string-value="John Reiterowski" calcext:value-type="string">
            <text:p>John Reiterowski</text:p>
          </table:table-cell>
          <table:table-cell table:style-name="ce19"/>
          <table:table-cell table:style-name="ce16" table:formula="of:=LOOKUP([Sheet2.G26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27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C27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27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G27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6" table:formula="of:=LOOKUP([Sheet2.A28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28];[Sheet3.$A$2:.$A$17];[Sheet3.$B$2:.$B$17])" office:value-type="string" office:string-value="BYE2" calcext:value-type="string">
            <text:p>BYE2</text:p>
          </table:table-cell>
          <table:table-cell table:style-name="ce17"/>
          <table:table-cell table:style-name="ce16" table:formula="of:=LOOKUP([Sheet2.E28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28];[Sheet3.$A$2:.$A$17];[Sheet3.$B$2:.$B$17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6" table:formula="of:=LOOKUP([Sheet2.A29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29];[Sheet3.$A$2:.$A$17];[Sheet3.$B$2:.$B$17])" office:value-type="string" office:string-value="Lenny" calcext:value-type="string">
            <text:p>Lenny</text:p>
          </table:table-cell>
          <table:table-cell table:style-name="ce17"/>
          <table:table-cell table:style-name="ce16" table:formula="of:=LOOKUP([Sheet2.E29];[Sheet3.$A$2:.$A$17];[Sheet3.$B$2:.$B$17])" office:value-type="string" office:string-value="Alex Dybenko" calcext:value-type="string">
            <text:p>Alex Dybenko</text:p>
          </table:table-cell>
          <table:table-cell table:style-name="ce19"/>
          <table:table-cell table:style-name="ce16" table:formula="of:=LOOKUP([Sheet2.G29];[Sheet3.$A$2:.$A$17];[Sheet3.$B$2:.$B$17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2">
          <table:table-cell table:style-name="ce16" table:formula="of:=LOOKUP([Sheet2.A30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30];[Sheet3.$A$2:.$A$17];[Sheet3.$B$2:.$B$17])" office:value-type="string" office:string-value="Tom Reilly" calcext:value-type="string">
            <text:p>Tom Reilly</text:p>
          </table:table-cell>
          <table:table-cell table:style-name="ce17"/>
          <table:table-cell table:style-name="ce16" table:formula="of:=LOOKUP([Sheet2.E30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G30];[Sheet3.$A$2:.$A$17];[Sheet3.$B$2:.$B$17])" office:value-type="string" office:string-value="Pat Lumia" calcext:value-type="string">
            <text:p>Pat Lumia</text:p>
          </table:table-cell>
          <table:table-cell table:number-columns-repeated="1017"/>
        </table:table-row>
        <table:table-row table:style-name="ro7">
          <table:table-cell table:style-name="ce15" office:value-type="string" calcext:value-type="string">
            <text:p>Round</text:p>
          </table:table-cell>
          <table:table-cell table:style-name="ce18" table:formula="of:=[Sheet2.B31]" office:value-type="float" office:value="7" calcext:value-type="float">
            <text:p>7</text:p>
          </table:table-cell>
          <table:table-cell table:style-name="ce21" table:formula="of:=[Sheet2.C31]" office:value-type="date" office:date-value="2019-02-20" calcext:value-type="date">
            <text:p>2019-02-20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31]" office:value-type="float" office:value="8" calcext:value-type="float">
            <text:p>8</text:p>
          </table:table-cell>
          <table:table-cell table:style-name="ce21" table:formula="of:=[Sheet2.G31]" office:value-type="date" office:date-value="2019-02-27" calcext:value-type="date">
            <text:p>2019-02-27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33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C33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33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33];[Sheet3.$A$2:.$A$17];[Sheet3.$B$2:.$B$17])" office:value-type="string" office:string-value="Lenny" calcext:value-type="string">
            <text:p>Lenny</text:p>
          </table:table-cell>
          <table:table-cell table:number-columns-repeated="1017"/>
        </table:table-row>
        <table:table-row table:style-name="ro2">
          <table:table-cell table:style-name="ce16" table:formula="of:=LOOKUP([Sheet2.A34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C34];[Sheet3.$A$2:.$A$17];[Sheet3.$B$2:.$B$17])" office:value-type="string" office:string-value="Martin Kabat" calcext:value-type="string">
            <text:p>Martin Kabat</text:p>
          </table:table-cell>
          <table:table-cell table:style-name="ce17"/>
          <table:table-cell table:style-name="ce16" table:formula="of:=LOOKUP([Sheet2.E34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G34];[Sheet3.$A$2:.$A$17];[Sheet3.$B$2:.$B$17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6" table:formula="of:=LOOKUP([Sheet2.A35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35];[Sheet3.$A$2:.$A$17];[Sheet3.$B$2:.$B$17])" office:value-type="string" office:string-value="Alex Dybenko" calcext:value-type="string">
            <text:p>Alex Dybenko</text:p>
          </table:table-cell>
          <table:table-cell table:style-name="ce17"/>
          <table:table-cell table:style-name="ce16" table:formula="of:=LOOKUP([Sheet2.E35];[Sheet3.$A$2:.$A$17];[Sheet3.$B$2:.$B$17])" office:value-type="string" office:string-value="John Reiterowski" calcext:value-type="string">
            <text:p>John Reiterowski</text:p>
          </table:table-cell>
          <table:table-cell table:style-name="ce19"/>
          <table:table-cell table:style-name="ce16" table:formula="of:=LOOKUP([Sheet2.G35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36];[Sheet3.$A$2:.$A$17];[Sheet3.$B$2:.$B$17])" office:value-type="string" office:string-value="Richard Fung" calcext:value-type="string">
            <text:p>Richard Fung</text:p>
          </table:table-cell>
          <table:table-cell table:style-name="ce19" office:value-type="string" calcext:value-type="string">
            <text:p>0-1</text:p>
          </table:table-cell>
          <table:table-cell table:style-name="ce16" table:formula="of:=LOOKUP([Sheet2.C36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36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G36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37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37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37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37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38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38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38];[Sheet3.$A$2:.$A$17];[Sheet3.$B$2:.$B$17])" office:value-type="string" office:string-value="Alex Dybenko" calcext:value-type="string">
            <text:p>Alex Dybenko</text:p>
          </table:table-cell>
          <table:table-cell table:style-name="ce19"/>
          <table:table-cell table:style-name="ce16" table:formula="of:=LOOKUP([Sheet2.G38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6" table:formula="of:=LOOKUP([Sheet2.A39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39];[Sheet3.$A$2:.$A$17];[Sheet3.$B$2:.$B$17])" office:value-type="string" office:string-value="BYE2" calcext:value-type="string">
            <text:p>BYE2</text:p>
          </table:table-cell>
          <table:table-cell table:style-name="ce17"/>
          <table:table-cell table:style-name="ce16" table:formula="of:=LOOKUP([Sheet2.E39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G39];[Sheet3.$A$2:.$A$17];[Sheet3.$B$2:.$B$17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2">
          <table:table-cell table:style-name="ce16" table:formula="of:=LOOKUP([Sheet2.A40];[Sheet3.$A$2:.$A$17];[Sheet3.$B$2:.$B$17])" office:value-type="string" office:string-value="Tom Reilly" calcext:value-type="string">
            <text:p>Tom Reilly</text:p>
          </table:table-cell>
          <table:table-cell table:style-name="ce19"/>
          <table:table-cell table:style-name="ce16" table:formula="of:=LOOKUP([Sheet2.C40];[Sheet3.$A$2:.$A$17];[Sheet3.$B$2:.$B$17])" office:value-type="string" office:string-value="Lenny" calcext:value-type="string">
            <text:p>Lenny</text:p>
          </table:table-cell>
          <table:table-cell table:style-name="ce17"/>
          <table:table-cell table:style-name="ce16" table:formula="of:=LOOKUP([Sheet2.E40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G40];[Sheet3.$A$2:.$A$17];[Sheet3.$B$2:.$B$17])" office:value-type="string" office:string-value="Remi Ryel" calcext:value-type="string">
            <text:p>Remi Ryel</text:p>
          </table:table-cell>
          <table:table-cell table:number-columns-repeated="1017"/>
        </table:table-row>
        <table:table-row table:style-name="ro8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9">
          <table:table-cell table:style-name="ce15" office:value-type="string" calcext:value-type="string">
            <text:p>Round</text:p>
          </table:table-cell>
          <table:table-cell table:style-name="ce18" table:formula="of:=[Sheet2.B42]" office:value-type="float" office:value="9" calcext:value-type="float">
            <text:p>9</text:p>
          </table:table-cell>
          <table:table-cell table:style-name="ce21" table:formula="of:=[Sheet2.C42]" office:value-type="date" office:date-value="2019-03-06" calcext:value-type="date">
            <text:p>2019-03-06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42]" office:value-type="float" office:value="10" calcext:value-type="float">
            <text:p>10</text:p>
          </table:table-cell>
          <table:table-cell table:style-name="ce21" table:formula="of:=[Sheet2.G42]" office:value-type="date" office:date-value="2019-03-13" calcext:value-type="date">
            <text:p>2019-03-13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44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C44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44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44];[Sheet3.$A$2:.$A$17];[Sheet3.$B$2:.$B$17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2">
          <table:table-cell table:style-name="ce16" table:formula="of:=LOOKUP([Sheet2.A45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45];[Sheet3.$A$2:.$A$17];[Sheet3.$B$2:.$B$17])" office:value-type="string" office:string-value="Pat Lumia" calcext:value-type="string">
            <text:p>Pat Lumia</text:p>
          </table:table-cell>
          <table:table-cell table:style-name="ce17"/>
          <table:table-cell table:style-name="ce16" table:formula="of:=LOOKUP([Sheet2.E45];[Sheet3.$A$2:.$A$17];[Sheet3.$B$2:.$B$17])" office:value-type="string" office:string-value="John Reiterowski" calcext:value-type="string">
            <text:p>John Reiterowski</text:p>
          </table:table-cell>
          <table:table-cell table:style-name="ce19"/>
          <table:table-cell table:style-name="ce16" table:formula="of:=LOOKUP([Sheet2.G45];[Sheet3.$A$2:.$A$17];[Sheet3.$B$2:.$B$17])" office:value-type="string" office:string-value="Lenny" calcext:value-type="string">
            <text:p>Lenny</text:p>
          </table:table-cell>
          <table:table-cell table:number-columns-repeated="1017"/>
        </table:table-row>
        <table:table-row table:style-name="ro2">
          <table:table-cell table:style-name="ce16" table:formula="of:=LOOKUP([Sheet2.A46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C46];[Sheet3.$A$2:.$A$17];[Sheet3.$B$2:.$B$17])" office:value-type="string" office:string-value="Martin Kabat" calcext:value-type="string">
            <text:p>Martin Kabat</text:p>
          </table:table-cell>
          <table:table-cell table:style-name="ce17"/>
          <table:table-cell table:style-name="ce16" table:formula="of:=LOOKUP([Sheet2.E46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G46];[Sheet3.$A$2:.$A$17];[Sheet3.$B$2:.$B$17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6" table:formula="of:=LOOKUP([Sheet2.A47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47];[Sheet3.$A$2:.$A$17];[Sheet3.$B$2:.$B$17])" office:value-type="string" office:string-value="Alex Dybenko" calcext:value-type="string">
            <text:p>Alex Dybenko</text:p>
          </table:table-cell>
          <table:table-cell table:style-name="ce17"/>
          <table:table-cell table:style-name="ce16" table:formula="of:=LOOKUP([Sheet2.E47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47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48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48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48];[Sheet3.$A$2:.$A$17];[Sheet3.$B$2:.$B$17])" office:value-type="string" office:string-value="Alex Dybenko" calcext:value-type="string">
            <text:p>Alex Dybenko</text:p>
          </table:table-cell>
          <table:table-cell table:style-name="ce19"/>
          <table:table-cell table:style-name="ce16" table:formula="of:=LOOKUP([Sheet2.G48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49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49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49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G49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50];[Sheet3.$A$2:.$A$17];[Sheet3.$B$2:.$B$17])" office:value-type="string" office:string-value="Tom Reilly" calcext:value-type="string">
            <text:p>Tom Reilly</text:p>
          </table:table-cell>
          <table:table-cell table:style-name="ce19"/>
          <table:table-cell table:style-name="ce16" table:formula="of:=LOOKUP([Sheet2.C50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50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G50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2">
          <table:table-cell table:style-name="ce16" table:formula="of:=LOOKUP([Sheet2.A51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C51];[Sheet3.$A$2:.$A$17];[Sheet3.$B$2:.$B$17])" office:value-type="string" office:string-value="BYE2" calcext:value-type="string">
            <text:p>BYE2</text:p>
          </table:table-cell>
          <table:table-cell table:style-name="ce17"/>
          <table:table-cell table:style-name="ce16" table:formula="of:=LOOKUP([Sheet2.E51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G51];[Sheet3.$A$2:.$A$17];[Sheet3.$B$2:.$B$17])" office:value-type="string" office:string-value="Milan Cvetkovic" calcext:value-type="string">
            <text:p>Milan Cvetkovic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Round</text:p>
          </table:table-cell>
          <table:table-cell table:style-name="ce18" table:formula="of:=[Sheet2.B52]" office:value-type="float" office:value="11" calcext:value-type="float">
            <text:p>11</text:p>
          </table:table-cell>
          <table:table-cell table:style-name="ce21" table:formula="of:=[Sheet2.C52]" office:value-type="date" office:date-value="2019-03-20" calcext:value-type="date">
            <text:p>2019-03-20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52]" office:value-type="float" office:value="12" calcext:value-type="float">
            <text:p>12</text:p>
          </table:table-cell>
          <table:table-cell table:style-name="ce21" table:formula="of:=[Sheet2.G52]" office:value-type="date" office:date-value="2019-03-27" calcext:value-type="date">
            <text:p>2019-03-27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54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C54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54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54];[Sheet3.$A$2:.$A$17];[Sheet3.$B$2:.$B$17])" office:value-type="string" office:string-value="John Reiterowski" calcext:value-type="string">
            <text:p>John Reiterowski</text:p>
          </table:table-cell>
          <table:table-cell table:number-columns-repeated="1017"/>
        </table:table-row>
        <table:table-row table:style-name="ro2">
          <table:table-cell table:style-name="ce16" table:formula="of:=LOOKUP([Sheet2.A55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C55];[Sheet3.$A$2:.$A$17];[Sheet3.$B$2:.$B$17])" office:value-type="string" office:string-value="Remi Ryel" calcext:value-type="string">
            <text:p>Remi Ryel</text:p>
          </table:table-cell>
          <table:table-cell table:style-name="ce17"/>
          <table:table-cell table:style-name="ce16" table:formula="of:=LOOKUP([Sheet2.E55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G55];[Sheet3.$A$2:.$A$17];[Sheet3.$B$2:.$B$17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2">
          <table:table-cell table:style-name="ce16" table:formula="of:=LOOKUP([Sheet2.A56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56];[Sheet3.$A$2:.$A$17];[Sheet3.$B$2:.$B$17])" office:value-type="string" office:string-value="Pat Lumia" calcext:value-type="string">
            <text:p>Pat Lumia</text:p>
          </table:table-cell>
          <table:table-cell table:style-name="ce17"/>
          <table:table-cell table:style-name="ce16" table:formula="of:=LOOKUP([Sheet2.E56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56];[Sheet3.$A$2:.$A$17];[Sheet3.$B$2:.$B$17])" office:value-type="string" office:string-value="Lenny" calcext:value-type="string">
            <text:p>Lenny</text:p>
          </table:table-cell>
          <table:table-cell table:number-columns-repeated="1017"/>
        </table:table-row>
        <table:table-row table:style-name="ro2">
          <table:table-cell table:style-name="ce16" table:formula="of:=LOOKUP([Sheet2.A57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57];[Sheet3.$A$2:.$A$17];[Sheet3.$B$2:.$B$17])" office:value-type="string" office:string-value="Martin Kabat" calcext:value-type="string">
            <text:p>Martin Kabat</text:p>
          </table:table-cell>
          <table:table-cell table:style-name="ce17"/>
          <table:table-cell table:style-name="ce16" table:formula="of:=LOOKUP([Sheet2.E57];[Sheet3.$A$2:.$A$17];[Sheet3.$B$2:.$B$17])" office:value-type="string" office:string-value="Alex Dybenko" calcext:value-type="string">
            <text:p>Alex Dybenko</text:p>
          </table:table-cell>
          <table:table-cell table:style-name="ce19"/>
          <table:table-cell table:style-name="ce16" table:formula="of:=LOOKUP([Sheet2.G57];[Sheet3.$A$2:.$A$17];[Sheet3.$B$2:.$B$17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6" table:formula="of:=LOOKUP([Sheet2.A58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58];[Sheet3.$A$2:.$A$17];[Sheet3.$B$2:.$B$17])" office:value-type="string" office:string-value="Alex Dybenko" calcext:value-type="string">
            <text:p>Alex Dybenko</text:p>
          </table:table-cell>
          <table:table-cell table:style-name="ce17"/>
          <table:table-cell table:style-name="ce16" table:formula="of:=LOOKUP([Sheet2.E58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G58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59];[Sheet3.$A$2:.$A$17];[Sheet3.$B$2:.$B$17])" office:value-type="string" office:string-value="Tom Reilly" calcext:value-type="string">
            <text:p>Tom Reilly</text:p>
          </table:table-cell>
          <table:table-cell table:style-name="ce19"/>
          <table:table-cell table:style-name="ce16" table:formula="of:=LOOKUP([Sheet2.C59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59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G59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60];[Sheet3.$A$2:.$A$17];[Sheet3.$B$2:.$B$17])" office:value-type="string" office:string-value="Lenny" calcext:value-type="string">
            <text:p>Lenny</text:p>
          </table:table-cell>
          <table:table-cell table:style-name="ce19" office:value-type="string" calcext:value-type="string">
            <text:p>1/2-1/2</text:p>
          </table:table-cell>
          <table:table-cell table:style-name="ce16" table:formula="of:=LOOKUP([Sheet2.C60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60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G60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2">
          <table:table-cell table:style-name="ce16" table:formula="of:=LOOKUP([Sheet2.A61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C61];[Sheet3.$A$2:.$A$17];[Sheet3.$B$2:.$B$17])" office:value-type="string" office:string-value="John Reiterowski" calcext:value-type="string">
            <text:p>John Reiterowski</text:p>
          </table:table-cell>
          <table:table-cell table:style-name="ce17"/>
          <table:table-cell table:style-name="ce16" table:formula="of:=LOOKUP([Sheet2.E61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G61];[Sheet3.$A$2:.$A$17];[Sheet3.$B$2:.$B$17])" office:value-type="string" office:string-value="Richard Fung" calcext:value-type="string">
            <text:p>Richard Fung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Round</text:p>
          </table:table-cell>
          <table:table-cell table:style-name="ce18" table:formula="of:=[Sheet2.B62]" office:value-type="float" office:value="13" calcext:value-type="float">
            <text:p>13</text:p>
          </table:table-cell>
          <table:table-cell table:style-name="ce21" table:formula="of:=[Sheet2.C62]" office:value-type="date" office:date-value="2019-04-03" calcext:value-type="date">
            <text:p>2019-04-03</text:p>
          </table:table-cell>
          <table:table-cell table:style-name="ce17"/>
          <table:table-cell table:style-name="ce15" office:value-type="string" calcext:value-type="string">
            <text:p>Round</text:p>
          </table:table-cell>
          <table:table-cell table:style-name="ce18" table:formula="of:=[Sheet2.F62]" office:value-type="float" office:value="14" calcext:value-type="float">
            <text:p>14</text:p>
          </table:table-cell>
          <table:table-cell table:style-name="ce21" table:formula="of:=[Sheet2.G62]" office:value-type="date" office:date-value="2019-04-10" calcext:value-type="date">
            <text:p>2019-04-10</text:p>
          </table:table-cell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/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16" table:formula="of:=LOOKUP([Sheet2.A64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C64];[Sheet3.$A$2:.$A$17];[Sheet3.$B$2:.$B$17])" office:value-type="string" office:string-value="Milan Maric" calcext:value-type="string">
            <text:p>Milan Maric</text:p>
          </table:table-cell>
          <table:table-cell table:style-name="ce17"/>
          <table:table-cell table:style-name="ce16" table:formula="of:=LOOKUP([Sheet2.E64];[Sheet3.$A$2:.$A$17];[Sheet3.$B$2:.$B$17])" office:value-type="string" office:string-value="Milan Maric" calcext:value-type="string">
            <text:p>Milan Maric</text:p>
          </table:table-cell>
          <table:table-cell table:style-name="ce19"/>
          <table:table-cell table:style-name="ce16" table:formula="of:=LOOKUP([Sheet2.G64];[Sheet3.$A$2:.$A$17];[Sheet3.$B$2:.$B$17])" office:value-type="string" office:string-value="Aaron Sponagle" calcext:value-type="string">
            <text:p>Aaron Sponagle</text:p>
          </table:table-cell>
          <table:table-cell table:number-columns-repeated="1017"/>
        </table:table-row>
        <table:table-row table:style-name="ro2">
          <table:table-cell table:style-name="ce16" table:formula="of:=LOOKUP([Sheet2.A65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65];[Sheet3.$A$2:.$A$17];[Sheet3.$B$2:.$B$17])" office:value-type="string" office:string-value="Milan Cvetkovic" calcext:value-type="string">
            <text:p>Milan Cvetkovic</text:p>
          </table:table-cell>
          <table:table-cell table:style-name="ce17"/>
          <table:table-cell table:style-name="ce16" table:formula="of:=LOOKUP([Sheet2.E65];[Sheet3.$A$2:.$A$17];[Sheet3.$B$2:.$B$17])" office:value-type="string" office:string-value="Barry Nash" calcext:value-type="string">
            <text:p>Barry Nash</text:p>
          </table:table-cell>
          <table:table-cell table:style-name="ce19"/>
          <table:table-cell table:style-name="ce16" table:formula="of:=LOOKUP([Sheet2.G65];[Sheet3.$A$2:.$A$17];[Sheet3.$B$2:.$B$17])" office:value-type="string" office:string-value="John Reiterowski" calcext:value-type="string">
            <text:p>John Reiterowski</text:p>
          </table:table-cell>
          <table:table-cell table:number-columns-repeated="1017"/>
        </table:table-row>
        <table:table-row table:style-name="ro2">
          <table:table-cell table:style-name="ce16" table:formula="of:=LOOKUP([Sheet2.A66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66];[Sheet3.$A$2:.$A$17];[Sheet3.$B$2:.$B$17])" office:value-type="string" office:string-value="Remi Ryel" calcext:value-type="string">
            <text:p>Remi Ryel</text:p>
          </table:table-cell>
          <table:table-cell table:style-name="ce17"/>
          <table:table-cell table:style-name="ce16" table:formula="of:=LOOKUP([Sheet2.E66];[Sheet3.$A$2:.$A$17];[Sheet3.$B$2:.$B$17])" office:value-type="string" office:string-value="Alex Dybenko" calcext:value-type="string">
            <text:p>Alex Dybenko</text:p>
          </table:table-cell>
          <table:table-cell table:style-name="ce19"/>
          <table:table-cell table:style-name="ce16" table:formula="of:=LOOKUP([Sheet2.G66];[Sheet3.$A$2:.$A$17];[Sheet3.$B$2:.$B$17])" office:value-type="string" office:string-value="BYE2" calcext:value-type="string">
            <text:p>BYE2</text:p>
          </table:table-cell>
          <table:table-cell table:number-columns-repeated="1017"/>
        </table:table-row>
        <table:table-row table:style-name="ro2">
          <table:table-cell table:style-name="ce16" table:formula="of:=LOOKUP([Sheet2.A67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67];[Sheet3.$A$2:.$A$17];[Sheet3.$B$2:.$B$17])" office:value-type="string" office:string-value="Pat Lumia" calcext:value-type="string">
            <text:p>Pat Lumia</text:p>
          </table:table-cell>
          <table:table-cell table:style-name="ce17"/>
          <table:table-cell table:style-name="ce16" table:formula="of:=LOOKUP([Sheet2.E67];[Sheet3.$A$2:.$A$17];[Sheet3.$B$2:.$B$17])" office:value-type="string" office:string-value="Martin Kabat" calcext:value-type="string">
            <text:p>Martin Kabat</text:p>
          </table:table-cell>
          <table:table-cell table:style-name="ce19"/>
          <table:table-cell table:style-name="ce16" table:formula="of:=LOOKUP([Sheet2.G67];[Sheet3.$A$2:.$A$17];[Sheet3.$B$2:.$B$17])" office:value-type="string" office:string-value="Lenny" calcext:value-type="string">
            <text:p>Lenny</text:p>
          </table:table-cell>
          <table:table-cell table:number-columns-repeated="1017"/>
        </table:table-row>
        <table:table-row table:style-name="ro2">
          <table:table-cell table:style-name="ce16" table:formula="of:=LOOKUP([Sheet2.A68];[Sheet3.$A$2:.$A$17];[Sheet3.$B$2:.$B$17])" office:value-type="string" office:string-value="Tom Reilly" calcext:value-type="string">
            <text:p>Tom Reilly</text:p>
          </table:table-cell>
          <table:table-cell table:style-name="ce19"/>
          <table:table-cell table:style-name="ce16" table:formula="of:=LOOKUP([Sheet2.C68];[Sheet3.$A$2:.$A$17];[Sheet3.$B$2:.$B$17])" office:value-type="string" office:string-value="Martin Kabat" calcext:value-type="string">
            <text:p>Martin Kabat</text:p>
          </table:table-cell>
          <table:table-cell table:style-name="ce17"/>
          <table:table-cell table:style-name="ce16" table:formula="of:=LOOKUP([Sheet2.E68];[Sheet3.$A$2:.$A$17];[Sheet3.$B$2:.$B$17])" office:value-type="string" office:string-value="Pat Lumia" calcext:value-type="string">
            <text:p>Pat Lumia</text:p>
          </table:table-cell>
          <table:table-cell table:style-name="ce19"/>
          <table:table-cell table:style-name="ce16" table:formula="of:=LOOKUP([Sheet2.G68];[Sheet3.$A$2:.$A$17];[Sheet3.$B$2:.$B$17])" office:value-type="string" office:string-value="Tom Reilly" calcext:value-type="string">
            <text:p>Tom Reilly</text:p>
          </table:table-cell>
          <table:table-cell table:number-columns-repeated="1017"/>
        </table:table-row>
        <table:table-row table:style-name="ro2">
          <table:table-cell table:style-name="ce16" table:formula="of:=LOOKUP([Sheet2.A69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C69];[Sheet3.$A$2:.$A$17];[Sheet3.$B$2:.$B$17])" office:value-type="string" office:string-value="Alex Dybenko" calcext:value-type="string">
            <text:p>Alex Dybenko</text:p>
          </table:table-cell>
          <table:table-cell table:style-name="ce17"/>
          <table:table-cell table:style-name="ce16" table:formula="of:=LOOKUP([Sheet2.E69];[Sheet3.$A$2:.$A$17];[Sheet3.$B$2:.$B$17])" office:value-type="string" office:string-value="Remi Ryel" calcext:value-type="string">
            <text:p>Remi Ryel</text:p>
          </table:table-cell>
          <table:table-cell table:style-name="ce19"/>
          <table:table-cell table:style-name="ce16" table:formula="of:=LOOKUP([Sheet2.G69];[Sheet3.$A$2:.$A$17];[Sheet3.$B$2:.$B$17])" office:value-type="string" office:string-value="Joe Parisi" calcext:value-type="string">
            <text:p>Joe Parisi</text:p>
          </table:table-cell>
          <table:table-cell table:number-columns-repeated="1017"/>
        </table:table-row>
        <table:table-row table:style-name="ro2">
          <table:table-cell table:style-name="ce16" table:formula="of:=LOOKUP([Sheet2.A70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C70];[Sheet3.$A$2:.$A$17];[Sheet3.$B$2:.$B$17])" office:value-type="string" office:string-value="Barry Nash" calcext:value-type="string">
            <text:p>Barry Nash</text:p>
          </table:table-cell>
          <table:table-cell table:style-name="ce17"/>
          <table:table-cell table:style-name="ce16" table:formula="of:=LOOKUP([Sheet2.E70];[Sheet3.$A$2:.$A$17];[Sheet3.$B$2:.$B$17])" office:value-type="string" office:string-value="Milan Cvetkovic" calcext:value-type="string">
            <text:p>Milan Cvetkovic</text:p>
          </table:table-cell>
          <table:table-cell table:style-name="ce19"/>
          <table:table-cell table:style-name="ce16" table:formula="of:=LOOKUP([Sheet2.G70];[Sheet3.$A$2:.$A$17];[Sheet3.$B$2:.$B$17])" office:value-type="string" office:string-value="Remi Gunn" calcext:value-type="string">
            <text:p>Remi Gunn</text:p>
          </table:table-cell>
          <table:table-cell table:number-columns-repeated="1017"/>
        </table:table-row>
        <table:table-row table:style-name="ro2">
          <table:table-cell table:style-name="ce16" table:formula="of:=LOOKUP([Sheet2.A71];[Sheet3.$A$2:.$A$17];[Sheet3.$B$2:.$B$17])" office:value-type="string" office:string-value="John Reiterowski" calcext:value-type="string">
            <text:p>John Reiterowski</text:p>
          </table:table-cell>
          <table:table-cell table:style-name="ce19"/>
          <table:table-cell table:style-name="ce16" table:formula="of:=LOOKUP([Sheet2.C71];[Sheet3.$A$2:.$A$17];[Sheet3.$B$2:.$B$17])" office:value-type="string" office:string-value="Aaron Sponagle" calcext:value-type="string">
            <text:p>Aaron Sponagle</text:p>
          </table:table-cell>
          <table:table-cell table:style-name="ce17"/>
          <table:table-cell table:style-name="ce16" table:formula="of:=LOOKUP([Sheet2.E71];[Sheet3.$A$2:.$A$17];[Sheet3.$B$2:.$B$17])" office:value-type="string" office:string-value="Richard Fung" calcext:value-type="string">
            <text:p>Richard Fung</text:p>
          </table:table-cell>
          <table:table-cell table:style-name="ce19"/>
          <table:table-cell table:style-name="ce16" table:formula="of:=LOOKUP([Sheet2.G71];[Sheet3.$A$2:.$A$17];[Sheet3.$B$2:.$B$17])" office:value-type="string" office:string-value="Geof Bridge" calcext:value-type="string">
            <text:p>Geof Bridge</text:p>
          </table:table-cell>
          <table:table-cell table:number-columns-repeated="1017"/>
        </table:table-row>
        <table:table-row table:style-name="ro11">
          <table:table-cell table:style-name="ce15" office:value-type="string" calcext:value-type="string">
            <text:p>Round</text:p>
          </table:table-cell>
          <table:table-cell table:style-name="ce18" table:formula="of:=[Sheet2.B72]" office:value-type="float" office:value="15" calcext:value-type="float">
            <text:p>15</text:p>
          </table:table-cell>
          <table:table-cell table:style-name="ce21" table:formula="of:=[Sheet2.C72]" office:value-type="date" office:date-value="2019-04-17" calcext:value-type="date">
            <text:p>2019-04-17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/>
          <table:table-cell table:style-name="ce18" office:value-type="string" calcext:value-type="string">
            <text:p>Result</text:p>
          </table:table-cell>
          <table:table-cell table:style-name="ce22"/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4];[Sheet3.$A$2:.$A$17];[Sheet3.$B$2:.$B$17])" office:value-type="string" office:string-value="Geof Bridge" calcext:value-type="string">
            <text:p>Geof Bridge</text:p>
          </table:table-cell>
          <table:table-cell table:style-name="ce19"/>
          <table:table-cell table:style-name="ce16" table:formula="of:=LOOKUP([Sheet2.C74];[Sheet3.$A$2:.$A$17];[Sheet3.$B$2:.$B$17])" office:value-type="string" office:string-value="Milan Maric" calcext:value-type="string">
            <text:p>Milan Maric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5];[Sheet3.$A$2:.$A$17];[Sheet3.$B$2:.$B$17])" office:value-type="string" office:string-value="Remi Gunn" calcext:value-type="string">
            <text:p>Remi Gunn</text:p>
          </table:table-cell>
          <table:table-cell table:style-name="ce19"/>
          <table:table-cell table:style-name="ce16" table:formula="of:=LOOKUP([Sheet2.C75];[Sheet3.$A$2:.$A$17];[Sheet3.$B$2:.$B$17])" office:value-type="string" office:string-value="Richard Fung" calcext:value-type="string">
            <text:p>Richard Fung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6];[Sheet3.$A$2:.$A$17];[Sheet3.$B$2:.$B$17])" office:value-type="string" office:string-value="Joe Parisi" calcext:value-type="string">
            <text:p>Joe Parisi</text:p>
          </table:table-cell>
          <table:table-cell table:style-name="ce19"/>
          <table:table-cell table:style-name="ce16" table:formula="of:=LOOKUP([Sheet2.C76];[Sheet3.$A$2:.$A$17];[Sheet3.$B$2:.$B$17])" office:value-type="string" office:string-value="Milan Cvetkovic" calcext:value-type="string">
            <text:p>Milan Cvetkovic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7];[Sheet3.$A$2:.$A$17];[Sheet3.$B$2:.$B$17])" office:value-type="string" office:string-value="Tom Reilly" calcext:value-type="string">
            <text:p>Tom Reilly</text:p>
          </table:table-cell>
          <table:table-cell table:style-name="ce19"/>
          <table:table-cell table:style-name="ce16" table:formula="of:=LOOKUP([Sheet2.C77];[Sheet3.$A$2:.$A$17];[Sheet3.$B$2:.$B$17])" office:value-type="string" office:string-value="Remi Ryel" calcext:value-type="string">
            <text:p>Remi Ryel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8];[Sheet3.$A$2:.$A$17];[Sheet3.$B$2:.$B$17])" office:value-type="string" office:string-value="Lenny" calcext:value-type="string">
            <text:p>Lenny</text:p>
          </table:table-cell>
          <table:table-cell table:style-name="ce19"/>
          <table:table-cell table:style-name="ce16" table:formula="of:=LOOKUP([Sheet2.C78];[Sheet3.$A$2:.$A$17];[Sheet3.$B$2:.$B$17])" office:value-type="string" office:string-value="Pat Lumia" calcext:value-type="string">
            <text:p>Pat Lumia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79];[Sheet3.$A$2:.$A$17];[Sheet3.$B$2:.$B$17])" office:value-type="string" office:string-value="BYE2" calcext:value-type="string">
            <text:p>BYE2</text:p>
          </table:table-cell>
          <table:table-cell table:style-name="ce19"/>
          <table:table-cell table:style-name="ce16" table:formula="of:=LOOKUP([Sheet2.C79];[Sheet3.$A$2:.$A$17];[Sheet3.$B$2:.$B$17])" office:value-type="string" office:string-value="Martin Kabat" calcext:value-type="string">
            <text:p>Martin Kabat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80];[Sheet3.$A$2:.$A$17];[Sheet3.$B$2:.$B$17])" office:value-type="string" office:string-value="John Reiterowski" calcext:value-type="string">
            <text:p>John Reiterowski</text:p>
          </table:table-cell>
          <table:table-cell table:style-name="ce19"/>
          <table:table-cell table:style-name="ce16" table:formula="of:=LOOKUP([Sheet2.C80];[Sheet3.$A$2:.$A$17];[Sheet3.$B$2:.$B$17])" office:value-type="string" office:string-value="Alex Dybenko" calcext:value-type="string">
            <text:p>Alex Dybenko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2">
          <table:table-cell table:style-name="ce16" table:formula="of:=LOOKUP([Sheet2.A81];[Sheet3.$A$2:.$A$17];[Sheet3.$B$2:.$B$17])" office:value-type="string" office:string-value="Aaron Sponagle" calcext:value-type="string">
            <text:p>Aaron Sponagle</text:p>
          </table:table-cell>
          <table:table-cell table:style-name="ce19"/>
          <table:table-cell table:style-name="ce16" table:formula="of:=LOOKUP([Sheet2.C81];[Sheet3.$A$2:.$A$17];[Sheet3.$B$2:.$B$17])" office:value-type="string" office:string-value="Barry Nash" calcext:value-type="string">
            <text:p>Barry Nash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7"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/>
          <table:table-cell table:number-columns-repeated="1017"/>
        </table:table-row>
        <table:table-row table:style-name="ro12">
          <table:table-cell table:number-columns-repeated="102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5" table:default-cell-style-name="ce2"/>
        <table:table-column table:style-name="co5" table:default-cell-style-name="ce5"/>
        <table:table-column table:style-name="co6" table:default-cell-style-name="ce8"/>
        <table:table-column table:style-name="co5" table:default-cell-style-name="ce3"/>
        <table:table-column table:style-name="co5" table:default-cell-style-name="ce2"/>
        <table:table-column table:style-name="co5" table:default-cell-style-name="ce5"/>
        <table:table-column table:style-name="co6" table:default-cell-style-name="ce8"/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2019-01-09" calcext:value-type="date">
            <text:p>2019-01-09</text:p>
          </table:table-cell>
          <table:table-cell table:style-name="ce10"/>
          <table:table-cell table:style-name="ce1" office:value-type="string" calcext:value-type="string">
            <text:p>Round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[.C1]+7" office:value-type="date" office:date-value="2019-01-16" calcext:value-type="date">
            <text:p>2019-01-16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[.G1]+7" office:value-type="date" office:date-value="2019-01-23" calcext:value-type="date">
            <text:p>2019-01-23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[.C11]+7" office:value-type="date" office:date-value="2019-01-30" calcext:value-type="date">
            <text:p>2019-01-30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5" calcext:value-type="float">
            <text:p>5</text:p>
          </table:table-cell>
          <table:table-cell table:style-name="ce7" table:formula="of:=[.G11]+7" office:value-type="date" office:date-value="2019-02-06" calcext:value-type="date">
            <text:p>2019-02-06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C21]+7" office:value-type="date" office:date-value="2019-02-13" calcext:value-type="date">
            <text:p>2019-02-13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7" calcext:value-type="float">
            <text:p>7</text:p>
          </table:table-cell>
          <table:table-cell table:style-name="ce7" table:formula="of:=[.G21]+7" office:value-type="date" office:date-value="2019-02-20" calcext:value-type="date">
            <text:p>2019-02-20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office:value-type="float" office:value="8" calcext:value-type="float">
            <text:p>8</text:p>
          </table:table-cell>
          <table:table-cell table:style-name="ce7" table:formula="of:=[.C31]+7" office:value-type="date" office:date-value="2019-02-27" calcext:value-type="date">
            <text:p>2019-02-27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0">
          <table:table-cell table:style-name="Default" table:number-columns-repeated="7"/>
        </table:table-row>
        <table:table-row table:style-name="ro2">
          <table:table-cell table:style-name="ce13" office:value-type="string" calcext:value-type="string">
            <text:p>Round</text:p>
          </table:table-cell>
          <table:table-cell table:style-name="ce4" office:value-type="float" office:value="9" calcext:value-type="float">
            <text:p>9</text:p>
          </table:table-cell>
          <table:table-cell table:style-name="ce14" table:formula="of:=[.G31]+7" office:value-type="date" office:date-value="2019-03-06" calcext:value-type="date">
            <text:p>2019-03-06</text:p>
          </table:table-cell>
          <table:table-cell/>
          <table:table-cell table:style-name="ce13" office:value-type="string" calcext:value-type="string">
            <text:p>Round</text:p>
          </table:table-cell>
          <table:table-cell table:style-name="ce4" office:value-type="float" office:value="10" calcext:value-type="float">
            <text:p>10</text:p>
          </table:table-cell>
          <table:table-cell table:style-name="ce14" table:formula="of:=[.C42]+7" office:value-type="date" office:date-value="2019-03-13" calcext:value-type="date">
            <text:p>2019-03-13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11" calcext:value-type="float">
            <text:p>11</text:p>
          </table:table-cell>
          <table:table-cell table:style-name="ce7" table:formula="of:=[.G42]+7" office:value-type="date" office:date-value="2019-03-20" calcext:value-type="date">
            <text:p>2019-03-20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office:value-type="float" office:value="12" calcext:value-type="float">
            <text:p>12</text:p>
          </table:table-cell>
          <table:table-cell table:style-name="ce7" table:formula="of:=[.C52]+7" office:value-type="date" office:date-value="2019-03-27" calcext:value-type="date">
            <text:p>2019-03-27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13" calcext:value-type="float">
            <text:p>13</text:p>
          </table:table-cell>
          <table:table-cell table:style-name="ce7" table:formula="of:=[.G52]+7" office:value-type="date" office:date-value="2019-04-03" calcext:value-type="date">
            <text:p>2019-04-03</text:p>
          </table:table-cell>
          <table:table-cell/>
          <table:table-cell table:style-name="ce1" office:value-type="string" calcext:value-type="string">
            <text:p>Round</text:p>
          </table:table-cell>
          <table:table-cell table:style-name="ce4" office:value-type="float" office:value="14" calcext:value-type="float">
            <text:p>14</text:p>
          </table:table-cell>
          <table:table-cell table:style-name="ce7" table:formula="of:=[.C62]+7" office:value-type="date" office:date-value="2019-04-10" calcext:value-type="date">
            <text:p>2019-04-10</text:p>
          </table:table-cell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3"/>
          <table:table-cell table:style-name="ce4" office:value-type="string" calcext:value-type="string">
            <text:p>Result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Round</text:p>
          </table:table-cell>
          <table:table-cell table:style-name="ce4" office:value-type="float" office:value="15" calcext:value-type="float">
            <text:p>15</text:p>
          </table:table-cell>
          <table:table-cell table:style-name="ce7" table:formula="of:=[.G62]+7" office:value-type="date" office:date-value="2019-04-17" calcext:value-type="date">
            <text:p>2019-04-17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/>
          <table:table-cell table:style-name="ce4" office:value-type="string" calcext:value-type="string">
            <text:p>Result</text:p>
          </table:table-cell>
          <table:table-cell table:number-columns-repeated="2"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3"/>
          <table:table-cell table:style-name="ce9"/>
          <table:table-cell table:style-name="ce3"/>
        </table:table-row>
        <table:table-row table:style-name="ro10"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</table:table>
      <table:table table:name="Sheet3" table:style-name="ta1">
        <table:table-column table:style-name="co5" table:number-columns-repeated="2" table:default-cell-style-name="Default"/>
        <table:table-row table:style-name="ro10">
          <table:table-cell table:number-columns-repeated="2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Barry Nash</text:p>
          </table:table-cell>
        </table:table-row>
        <table:table-row table:style-name="ro10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Alex Dybenko</text:p>
          </table:table-cell>
        </table:table-row>
        <table:table-row table:style-name="ro10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artin Kabat</text:p>
          </table:table-cell>
        </table:table-row>
        <table:table-row table:style-name="ro10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Pat Lumia</text:p>
          </table:table-cell>
        </table:table-row>
        <table:table-row table:style-name="ro10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emi Ryel</text:p>
          </table:table-cell>
        </table:table-row>
        <table:table-row table:style-name="ro10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Milan Cvetkovic</text:p>
          </table:table-cell>
        </table:table-row>
        <table:table-row table:style-name="ro10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ichard Fung</text:p>
          </table:table-cell>
        </table:table-row>
        <table:table-row table:style-name="ro10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Geof Bridge</text:p>
          </table:table-cell>
        </table:table-row>
        <table:table-row table:style-name="ro10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mi Gunn</text:p>
          </table:table-cell>
        </table:table-row>
        <table:table-row table:style-name="ro10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Joe Parisi</text:p>
          </table:table-cell>
        </table:table-row>
        <table:table-row table:style-name="ro10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Tom Reilly</text:p>
          </table:table-cell>
        </table:table-row>
        <table:table-row table:style-name="ro10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Lenny</text:p>
          </table:table-cell>
        </table:table-row>
        <table:table-row table:style-name="ro10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BYE2</text:p>
          </table:table-cell>
        </table:table-row>
        <table:table-row table:style-name="ro10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John Reiterowski</text:p>
          </table:table-cell>
        </table:table-row>
        <table:table-row table:style-name="ro10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Aaron Sponagle</text:p>
          </table:table-cell>
        </table:table-row>
        <table:table-row table:style-name="ro10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Milan Mar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5.9mm" fo:page-height="279.4mm" style:shadow="none" fo:background-color="transparent" loext:scale-to-X="1" loext:scale-to-Y="2" style:writing-mode="lr-tb">
        <style:background-image/>
      </style:page-layout-properties>
      <style:header-style>
        <style:header-footer-properties fo:min-height="5.08mm" fo:margin-left="0mm" fo:margin-right="0mm" fo:margin-bottom="0mm"/>
      </style:header-style>
      <style:footer-style>
        <style:header-footer-properties fo:min-height="5.08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00-00-00</text:date>, <text:time style:data-style-name="N2" text:time-value="08:12:54.121715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01-12T21:45:57.568551587</meta:print-date>
    <dc:date>2019-02-02T08:20:10.438699704</dc:date>
    <meta:editing-duration>PT1H52M45S</meta:editing-duration>
    <meta:editing-cycles>11</meta:editing-cycles>
    <meta:generator>LibreOffice/5.2.7.2$Linux_X86_64 LibreOffice_project/20m0$Build-2</meta:generator>
    <meta:document-statistic meta:table-count="3" meta:cell-count="651" meta:object-count="0"/>
  </office:meta>
</office:document-meta>
</file>